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/>
    </style:style>
    <style:style style:name="T1" style:family="text">
      <style:text-properties style:font-name="Courier New" fo:font-size="10pt" fo:language="en" fo:country="GB" style:font-size-asian="10pt" style:font-size-complex="10pt"/>
    </style:style>
    <style:style style:name="fr1" style:family="graphic" style:parent-style-name="Frame">
      <style:graphic-properties fo:margin-left="0.0791in" fo:margin-right="0.0791in" fo:margin-top="0.0799in" fo:margin-bottom="0.2in" style:wrap="none" style:vertical-pos="from-top" style:vertical-rel="paragraph" style:horizontal-pos="from-left" style:horizontal-rel="paragraph" fo:background-color="#e6e6e6" style:background-transparency="50%" fo:padding="0.0591in" fo:border="0.0008in solid #cccccc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fo:margin-left="0.0791in" fo:margin-right="0.0791in" fo:margin-top="0.0799in" fo:margin-bottom="0.2in" style:wrap="none" style:vertical-pos="top" style:vertical-rel="paragraph-content" style:horizontal-pos="center" style:horizontal-rel="paragraph-content" fo:background-color="#e6e6e6" style:background-transparency="50%" fo:padding="0.0591in" fo:border="0.0008in solid #cccccc" style:shadow="none">
        <style:background-image/>
        <style:columns fo:column-count="1" fo:column-gap="0in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TTTEEESSSTTT</text:p>
      <text:p text:style-name="Standard"><draw:frame draw:style-name="fr1" draw:name="Frame2" text:anchor-type="paragraph" svg:x="0.1193in" svg:y="0.1228in" svg:width="6.9063in" style:rel-width="95%" draw:z-index="0"><draw:text-box fo:min-height="0.2in"><text:p text:style-name="P1"><text:span text:style-name="Default_20_Paragraph_20_Font"><text:span text:style-name="T1">&lt;&lt;&gt;&gt;=</text:span></text:span></text:p><text:p text:style-name="P1"><text:span text:style-name="Default_20_Paragraph_20_Font"><text:span text:style-name="T1">library(FLCore)</text:span></text:span></text:p><text:p text:style-name="P1"><text:span text:style-name="Default_20_Paragraph_20_Font"><text:span text:style-name="T1">library(FLXSA)</text:span></text:span></text:p><text:p text:style-name="P1"><text:span text:style-name="Default_20_Paragraph_20_Font"><text:span text:style-name="T1">data(ple4)</text:span></text:span></text:p><text:p text:style-name="P1"><text:span text:style-name="Default_20_Paragraph_20_Font"><text:span text:style-name="T1">@</text:span></text:span></text:p></draw:text-box></draw:frame>USUAL</text:p>
      <text:p text:style-name="Standard"><draw:frame draw:style-name="fr2" draw:name="Frame3" text:anchor-type="paragraph" svg:width="6.9071in" style:rel-width="95%" draw:z-index="1"><draw:text-box fo:min-height="0.2in"><text:p text:style-name="P1"><text:span text:style-name="Default_20_Paragraph_20_Font"><text:span text:style-name="T1">&lt;&lt;&gt;&gt;=</text:span></text:span></text:p><text:p text:style-name="P1"><text:span text:style-name="Default_20_Paragraph_20_Font"><text:span text:style-name="T1"># set up observation error model, for ages 1-10, between 1992 and 2001</text:span></text:span></text:p><text:p text:style-name="P1"><text:span text:style-name="Default_20_Paragraph_20_Font"><text:span text:style-name="T1">amin &lt;- 1</text:span></text:span></text:p><text:p text:style-name="P1"><text:span text:style-name="Default_20_Paragraph_20_Font"><text:span text:style-name="T1">amax &lt;- 10</text:span></text:span></text:p><text:p text:style-name="P1"><text:span text:style-name="Default_20_Paragraph_20_Font"><text:span text:style-name="T1"/></text:span></text:p><text:p text:style-name="P1"><text:span text:style-name="Default_20_Paragraph_20_Font"><text:span text:style-name="T1">ymin &lt;- 1999</text:span></text:span></text:p><text:p text:style-name="P1"><text:span text:style-name="Default_20_Paragraph_20_Font"><text:span text:style-name="T1">ymax &lt;- 2008</text:span></text:span></text:p><text:p text:style-name="P1"><text:span text:style-name="Default_20_Paragraph_20_Font"><text:span text:style-name="T1"/></text:span></text:p><text:p text:style-name="P1"><text:span text:style-name="Default_20_Paragraph_20_Font"><text:span text:style-name="T1"># survey is in summer, start and end are at 0.5, 0.6 (fraction of year)</text:span></text:span></text:p><text:p text:style-name="P1"><text:span text:style-name="Default_20_Paragraph_20_Font"><text:span text:style-name="T1">startf &lt;- 0.5</text:span></text:span></text:p><text:p text:style-name="P1"><text:span text:style-name="Default_20_Paragraph_20_Font"><text:span text:style-name="T1">endf <text:s text:c="2"/>&lt;- 0.6</text:span></text:span></text:p><text:p text:style-name="P1"><text:span text:style-name="Default_20_Paragraph_20_Font"><text:span text:style-name="T1"/></text:span></text:p><text:p text:style-name="P1"><text:span text:style-name="Default_20_Paragraph_20_Font"><text:span text:style-name="T1">tmp.n &lt;- trim(stock.n(ple4) * exp(-mean(c(startf,endf))*</text:span></text:span></text:p><text:p text:style-name="P1"><text:span text:style-name="Default_20_Paragraph_20_Font"><text:span text:style-name="T1"><text:s text:c="3"/>(harvest(ple4)+m(ple4))), year=ymin:ymax, age=amin:amax)</text:span></text:span></text:p><text:p text:style-name="P1"><text:span text:style-name="Default_20_Paragraph_20_Font"><text:span text:style-name="T1"/></text:span></text:p><text:p text:style-name="P1"><text:span text:style-name="Default_20_Paragraph_20_Font"><text:span text:style-name="T1"># set up the observation error: lognormal and in terms of CV</text:span></text:span></text:p><text:p text:style-name="P1"><text:span text:style-name="Default_20_Paragraph_20_Font"><text:span text:style-name="T1"># increasing CV from cv.min to cv.max form age amin to amax</text:span></text:span></text:p><text:p text:style-name="P1"><text:span text:style-name="Default_20_Paragraph_20_Font"><text:span text:style-name="T1"/></text:span></text:p><text:p text:style-name="P1"><text:span text:style-name="Default_20_Paragraph_20_Font"><text:span text:style-name="T1">cv.min <text:s text:c="2"/>&lt;- 0.25</text:span></text:span></text:p><text:p text:style-name="P1"><text:span text:style-name="Default_20_Paragraph_20_Font"><text:span text:style-name="T1">cv.max <text:s text:c="2"/>&lt;- 0.35</text:span></text:span></text:p><text:p text:style-name="P1"><text:span text:style-name="Default_20_Paragraph_20_Font"><text:span text:style-name="T1">cv.age <text:s text:c="2"/>&lt;- seq(cv.min,cv.max,length=length(amin:amax))</text:span></text:span></text:p><text:p text:style-name="P1"><text:span text:style-name="Default_20_Paragraph_20_Font"><text:span text:style-name="T1">cv.flq <text:s text:c="2"/>&lt;- FLQuant(cv.age, dimnames=dimnames(catch.n(ple4)))</text:span></text:span></text:p><text:p text:style-name="P1"><text:span text:style-name="Default_20_Paragraph_20_Font"><text:span text:style-name="T1">@</text:span></text:span></text:p></draw:text-box></draw:frame>KEEP.SOURCE=t</text:p>
      <text:p text:style-name="Standard"><draw:frame draw:style-name="fr2" draw:name="Frame1" text:anchor-type="paragraph" svg:width="6.9071in" style:rel-width="95%" draw:z-index="2"><draw:text-box fo:min-height="0.2in"><text:p text:style-name="P1"><text:span text:style-name="Default_20_Paragraph_20_Font"><text:span text:style-name="T1">&lt;&lt;keep.source=TRUE&gt;&gt;=</text:span></text:span></text:p><text:p text:style-name="P1"><text:span text:style-name="Default_20_Paragraph_20_Font"><text:span text:style-name="T1"># set up observation error model, for ages 1-10, between 1992 and 2001</text:span></text:span></text:p><text:p text:style-name="P1"><text:span text:style-name="Default_20_Paragraph_20_Font"><text:span text:style-name="T1">amin &lt;- 1</text:span></text:span></text:p><text:p text:style-name="P1"><text:span text:style-name="Default_20_Paragraph_20_Font"><text:span text:style-name="T1">amax &lt;- 10</text:span></text:span></text:p><text:p text:style-name="P1"><text:span text:style-name="Default_20_Paragraph_20_Font"><text:span text:style-name="T1"/></text:span></text:p><text:p text:style-name="P1"><text:span text:style-name="Default_20_Paragraph_20_Font"><text:span text:style-name="T1">ymin &lt;- 1999</text:span></text:span></text:p><text:p text:style-name="P1"><text:span text:style-name="Default_20_Paragraph_20_Font"><text:span text:style-name="T1">ymax &lt;- 2008</text:span></text:span></text:p><text:p text:style-name="P1"><text:span text:style-name="Default_20_Paragraph_20_Font"><text:span text:style-name="T1"/></text:span></text:p><text:p text:style-name="P1"><text:span text:style-name="Default_20_Paragraph_20_Font"><text:span text:style-name="T1"># survey is in summer, start and end are at 0.5, 0.6 (fraction of year)</text:span></text:span></text:p><text:p text:style-name="P1"><text:span text:style-name="Default_20_Paragraph_20_Font"><text:span text:style-name="T1">startf &lt;- 0.5</text:span></text:span></text:p><text:p text:style-name="P1"><text:span text:style-name="Default_20_Paragraph_20_Font"><text:span text:style-name="T1">endf <text:s text:c="2"/>&lt;- 0.6</text:span></text:span></text:p><text:p text:style-name="P1"><text:span text:style-name="Default_20_Paragraph_20_Font"><text:span text:style-name="T1"/></text:span></text:p><text:p text:style-name="P1"><text:span text:style-name="Default_20_Paragraph_20_Font"><text:span text:style-name="T1">tmp.n &lt;- trim(stock.n(ple4) * exp(-mean(c(startf,endf))*</text:span></text:span></text:p><text:p text:style-name="P1"><text:span text:style-name="Default_20_Paragraph_20_Font"><text:span text:style-name="T1"><text:s text:c="3"/>(harvest(ple4)+m(ple4))), year=ymin:ymax, age=amin:amax)</text:span></text:span></text:p><text:p text:style-name="P1"><text:span text:style-name="Default_20_Paragraph_20_Font"><text:span text:style-name="T1"/></text:span></text:p><text:p text:style-name="P1"><text:span text:style-name="Default_20_Paragraph_20_Font"><text:span text:style-name="T1"># set up the observation error: lognormal and in terms of CV</text:span></text:span></text:p><text:p text:style-name="P1"><text:span text:style-name="Default_20_Paragraph_20_Font"><text:span text:style-name="T1"># increasing CV from cv.min to cv.max form age amin to amax</text:span></text:span></text:p><text:p text:style-name="P1"><text:span text:style-name="Default_20_Paragraph_20_Font"><text:span text:style-name="T1"/></text:span></text:p><text:p text:style-name="P1"><text:span text:style-name="Default_20_Paragraph_20_Font"><text:span text:style-name="T1">cv.min <text:s text:c="2"/>&lt;- 0.25</text:span></text:span></text:p><text:p text:style-name="P1"><text:span text:style-name="Default_20_Paragraph_20_Font"><text:span text:style-name="T1">cv.max <text:s text:c="2"/>&lt;- 0.35</text:span></text:span></text:p><text:p text:style-name="P1"><text:span text:style-name="Default_20_Paragraph_20_Font"><text:span text:style-name="T1">cv.age <text:s text:c="2"/>&lt;- seq(cv.min,cv.max,length=length(amin:amax))</text:span></text:span></text:p><text:p text:style-name="P1"><text:span text:style-name="Default_20_Paragraph_20_Font"><text:span text:style-name="T1">cv.flq <text:s text:c="2"/>&lt;- FLQuant(cv.age, dimnames=dimnames(catch.n(ple4)))</text:span></text:span></text:p><text:p text:style-name="P1"><text:span text:style-name="Default_20_Paragraph_20_Font"><text:span text:style-name="T1">@</text:span></text:span></text:p></draw:text-box></draw:frame><text:soft-page-break/>RESULTS=hide</text:p>
      <text:p text:style-name="Standard"><draw:frame draw:style-name="fr2" draw:name="Frame4" text:anchor-type="paragraph" svg:width="6.9071in" style:rel-width="95%" draw:z-index="3"><draw:text-box fo:min-height="0.2in"><text:p text:style-name="P1"><text:span text:style-name="Default_20_Paragraph_20_Font"><text:span text:style-name="T1">&lt;&lt;results=hide&gt;&gt;=</text:span></text:span></text:p><text:p text:style-name="P1"><text:span text:style-name="Default_20_Paragraph_20_Font"><text:span text:style-name="T1"># set up observation error model, for ages 1-10, between 1992 and 2001</text:span></text:span></text:p><text:p text:style-name="P1"><text:span text:style-name="Default_20_Paragraph_20_Font"><text:span text:style-name="T1">amin &lt;- 1</text:span></text:span></text:p><text:p text:style-name="P1"><text:span text:style-name="Default_20_Paragraph_20_Font"><text:span text:style-name="T1">amax &lt;- 10</text:span></text:span></text:p><text:p text:style-name="P1"><text:span text:style-name="Default_20_Paragraph_20_Font"><text:span text:style-name="T1"/></text:span></text:p><text:p text:style-name="P1"><text:span text:style-name="Default_20_Paragraph_20_Font"><text:span text:style-name="T1">ymin &lt;- 1999</text:span></text:span></text:p><text:p text:style-name="P1"><text:span text:style-name="Default_20_Paragraph_20_Font"><text:span text:style-name="T1">ymax &lt;- 2008</text:span></text:span></text:p><text:p text:style-name="P1"><text:span text:style-name="Default_20_Paragraph_20_Font"><text:span text:style-name="T1"/></text:span></text:p><text:p text:style-name="P1"><text:span text:style-name="Default_20_Paragraph_20_Font"><text:span text:style-name="T1"># survey is in summer, start and end are at 0.5, 0.6 (fraction of year)</text:span></text:span></text:p><text:p text:style-name="P1"><text:span text:style-name="Default_20_Paragraph_20_Font"><text:span text:style-name="T1">startf &lt;- 0.5</text:span></text:span></text:p><text:p text:style-name="P1"><text:span text:style-name="Default_20_Paragraph_20_Font"><text:span text:style-name="T1">endf <text:s text:c="2"/>&lt;- 0.6</text:span></text:span></text:p><text:p text:style-name="P1"><text:span text:style-name="Default_20_Paragraph_20_Font"><text:span text:style-name="T1"/></text:span></text:p><text:p text:style-name="P1"><text:span text:style-name="Default_20_Paragraph_20_Font"><text:span text:style-name="T1">tmp.n &lt;- trim(stock.n(ple4) * exp(-mean(c(startf,endf))*</text:span></text:span></text:p><text:p text:style-name="P1"><text:span text:style-name="Default_20_Paragraph_20_Font"><text:span text:style-name="T1"><text:s text:c="3"/>(harvest(ple4)+m(ple4))), year=ymin:ymax, age=amin:amax)</text:span></text:span></text:p><text:p text:style-name="P1"><text:span text:style-name="Default_20_Paragraph_20_Font"><text:span text:style-name="T1"/></text:span></text:p><text:p text:style-name="P1"><text:span text:style-name="Default_20_Paragraph_20_Font"><text:span text:style-name="T1"># set up the observation error: lognormal and in terms of CV</text:span></text:span></text:p><text:p text:style-name="P1"><text:span text:style-name="Default_20_Paragraph_20_Font"><text:span text:style-name="T1"># increasing CV from cv.min to cv.max form age amin to amax</text:span></text:span></text:p><text:p text:style-name="P1"><text:span text:style-name="Default_20_Paragraph_20_Font"><text:span text:style-name="T1"/></text:span></text:p><text:p text:style-name="P1"><text:span text:style-name="Default_20_Paragraph_20_Font"><text:span text:style-name="T1">cv.min <text:s text:c="2"/>&lt;- 0.25</text:span></text:span></text:p><text:p text:style-name="P1"><text:span text:style-name="Default_20_Paragraph_20_Font"><text:span text:style-name="T1">cv.max <text:s text:c="2"/>&lt;- 0.35</text:span></text:span></text:p><text:p text:style-name="P1"><text:span text:style-name="Default_20_Paragraph_20_Font"><text:span text:style-name="T1">cv.age <text:s text:c="2"/>&lt;- seq(cv.min,cv.max,length=length(amin:amax))</text:span></text:span></text:p><text:p text:style-name="P1"><text:span text:style-name="Default_20_Paragraph_20_Font"><text:span text:style-name="T1">cv.flq <text:s text:c="2"/>&lt;- FLQuant(cv.age, dimnames=dimnames(catch.n(ple4)))</text:span></text:span></text:p><text:p text:style-name="P1"><text:span text:style-name="Default_20_Paragraph_20_Font"><text:span text:style-name="T1">@</text:span></text:span></text:p></draw:text-box></draw:frame>BOTH</text:p>
      <text:p text:style-name="Standard"><draw:frame draw:style-name="fr2" draw:name="Frame5" text:anchor-type="paragraph" svg:width="6.9071in" style:rel-width="95%" draw:z-index="4"><draw:text-box fo:min-height="0.2in"><text:p text:style-name="P1"><text:span text:style-name="Default_20_Paragraph_20_Font"><text:span text:style-name="T1">&lt;&lt;keep.source=TRUE, results=hide&gt;&gt;=</text:span></text:span></text:p><text:p text:style-name="P1"><text:span text:style-name="Default_20_Paragraph_20_Font"><text:span text:style-name="T1"># set up observation error model, for ages 1-10, between 1992 and 2001</text:span></text:span></text:p><text:p text:style-name="P1"><text:span text:style-name="Default_20_Paragraph_20_Font"><text:span text:style-name="T1">amin &lt;- 1</text:span></text:span></text:p><text:p text:style-name="P1"><text:span text:style-name="Default_20_Paragraph_20_Font"><text:span text:style-name="T1">amax &lt;- 10</text:span></text:span></text:p><text:p text:style-name="P1"><text:span text:style-name="Default_20_Paragraph_20_Font"><text:span text:style-name="T1"/></text:span></text:p><text:p text:style-name="P1"><text:span text:style-name="Default_20_Paragraph_20_Font"><text:span text:style-name="T1">ymin &lt;- 1999</text:span></text:span></text:p><text:p text:style-name="P1"><text:span text:style-name="Default_20_Paragraph_20_Font"><text:span text:style-name="T1">ymax &lt;- 2008</text:span></text:span></text:p><text:p text:style-name="P1"><text:span text:style-name="Default_20_Paragraph_20_Font"><text:span text:style-name="T1"/></text:span></text:p><text:p text:style-name="P1"><text:span text:style-name="Default_20_Paragraph_20_Font"><text:span text:style-name="T1"># survey is in summer, start and end are at 0.5, 0.6 (fraction of year)</text:span></text:span></text:p><text:p text:style-name="P1"><text:span text:style-name="Default_20_Paragraph_20_Font"><text:span text:style-name="T1">startf &lt;- 0.5</text:span></text:span></text:p><text:p text:style-name="P1"><text:span text:style-name="Default_20_Paragraph_20_Font"><text:span text:style-name="T1">endf <text:s text:c="2"/>&lt;- 0.6</text:span></text:span></text:p><text:p text:style-name="P1"><text:span text:style-name="Default_20_Paragraph_20_Font"><text:span text:style-name="T1"/></text:span></text:p><text:p text:style-name="P1"><text:span text:style-name="Default_20_Paragraph_20_Font"><text:span text:style-name="T1">tmp.n &lt;- trim(stock.n(ple4) * exp(-mean(c(startf,endf))*</text:span></text:span></text:p><text:p text:style-name="P1"><text:span text:style-name="Default_20_Paragraph_20_Font"><text:span text:style-name="T1"><text:s text:c="3"/>(harvest(ple4)+m(ple4))), year=ymin:ymax, age=amin:amax)</text:span></text:span></text:p><text:p text:style-name="P1"><text:span text:style-name="Default_20_Paragraph_20_Font"><text:span text:style-name="T1"/></text:span></text:p><text:p text:style-name="P1"><text:span text:style-name="Default_20_Paragraph_20_Font"><text:span text:style-name="T1"># set up the observation error: lognormal and in terms of CV</text:span></text:span></text:p><text:p text:style-name="P1"><text:span text:style-name="Default_20_Paragraph_20_Font"><text:span text:style-name="T1"># increasing CV from cv.min to cv.max form age amin to amax</text:span></text:span></text:p><text:p text:style-name="P1"><text:span text:style-name="Default_20_Paragraph_20_Font"><text:span text:style-name="T1"/></text:span></text:p><text:p text:style-name="P1"><text:span text:style-name="Default_20_Paragraph_20_Font"><text:span text:style-name="T1">cv.min <text:s text:c="2"/>&lt;- 0.25</text:span></text:span></text:p><text:p text:style-name="P1"><text:span text:style-name="Default_20_Paragraph_20_Font"><text:span text:style-name="T1">cv.max <text:s text:c="2"/>&lt;- 0.35</text:span></text:span></text:p><text:p text:style-name="P1"><text:span text:style-name="Default_20_Paragraph_20_Font"><text:span text:style-name="T1">cv.age <text:s text:c="2"/>&lt;- seq(cv.min,cv.max,length=length(amin:amax))</text:span></text:span></text:p><text:p text:style-name="P1"><text:span text:style-name="Default_20_Paragraph_20_Font"><text:span text:style-name="T1">cv.flq <text:s text:c="2"/>&lt;- FLQuant(cv.age, dimnames=dimnames(catch.n(ple4)))</text:span></text:span></text:p><text:p text:style-name="P1"><text:span text:style-name="Default_20_Paragraph_20_Font"><text:span text:style-name="T1">@</text:span></text:span></text:p></draw:text-box></draw:frame><text:soft-page-break/>PRINT=true</text:p>
      <text:p text:style-name="Standard"><draw:frame draw:style-name="fr2" draw:name="Frame6" text:anchor-type="paragraph" svg:width="6.9071in" style:rel-width="95%" draw:z-index="5"><draw:text-box fo:min-height="0.2in"><text:p text:style-name="P1"><text:span text:style-name="Default_20_Paragraph_20_Font"><text:span text:style-name="T1">&lt;&lt;print=TRUE&gt;&gt;=</text:span></text:span></text:p><text:p text:style-name="P1"><text:span text:style-name="Default_20_Paragraph_20_Font"><text:span text:style-name="T1"># set up observation error model, for ages 1-10, between 1992 and 2001</text:span></text:span></text:p><text:p text:style-name="P1"><text:span text:style-name="Default_20_Paragraph_20_Font"><text:span text:style-name="T1">amin &lt;- 1</text:span></text:span></text:p><text:p text:style-name="P1"><text:span text:style-name="Default_20_Paragraph_20_Font"><text:span text:style-name="T1">amax &lt;- 10</text:span></text:span></text:p><text:p text:style-name="P1"><text:span text:style-name="Default_20_Paragraph_20_Font"><text:span text:style-name="T1"/></text:span></text:p><text:p text:style-name="P1"><text:span text:style-name="Default_20_Paragraph_20_Font"><text:span text:style-name="T1">ymin &lt;- 1999</text:span></text:span></text:p><text:p text:style-name="P1"><text:span text:style-name="Default_20_Paragraph_20_Font"><text:span text:style-name="T1">ymax &lt;- 2008</text:span></text:span></text:p><text:p text:style-name="P1"><text:span text:style-name="Default_20_Paragraph_20_Font"><text:span text:style-name="T1"/></text:span></text:p><text:p text:style-name="P1"><text:span text:style-name="Default_20_Paragraph_20_Font"><text:span text:style-name="T1"># survey is in summer, start and end are at 0.5, 0.6 (fraction of year)</text:span></text:span></text:p><text:p text:style-name="P1"><text:span text:style-name="Default_20_Paragraph_20_Font"><text:span text:style-name="T1">startf &lt;- 0.5</text:span></text:span></text:p><text:p text:style-name="P1"><text:span text:style-name="Default_20_Paragraph_20_Font"><text:span text:style-name="T1">endf <text:s text:c="2"/>&lt;- 0.6</text:span></text:span></text:p><text:p text:style-name="P1"><text:span text:style-name="Default_20_Paragraph_20_Font"><text:span text:style-name="T1"/></text:span></text:p><text:p text:style-name="P1"><text:span text:style-name="Default_20_Paragraph_20_Font"><text:span text:style-name="T1">tmp.n &lt;- trim(stock.n(ple4) * exp(-mean(c(startf,endf))*</text:span></text:span></text:p><text:p text:style-name="P1"><text:span text:style-name="Default_20_Paragraph_20_Font"><text:span text:style-name="T1"><text:s text:c="3"/>(harvest(ple4)+m(ple4))), year=ymin:ymax, age=amin:amax)</text:span></text:span></text:p><text:p text:style-name="P1"><text:span text:style-name="Default_20_Paragraph_20_Font"><text:span text:style-name="T1"/></text:span></text:p><text:p text:style-name="P1"><text:span text:style-name="Default_20_Paragraph_20_Font"><text:span text:style-name="T1"># set up the observation error: lognormal and in terms of CV</text:span></text:span></text:p><text:p text:style-name="P1"><text:span text:style-name="Default_20_Paragraph_20_Font"><text:span text:style-name="T1"># increasing CV from cv.min to cv.max form age amin to amax</text:span></text:span></text:p><text:p text:style-name="P1"><text:span text:style-name="Default_20_Paragraph_20_Font"><text:span text:style-name="T1"/></text:span></text:p><text:p text:style-name="P1"><text:span text:style-name="Default_20_Paragraph_20_Font"><text:span text:style-name="T1">cv.min <text:s text:c="2"/>&lt;- 0.25</text:span></text:span></text:p><text:p text:style-name="P1"><text:span text:style-name="Default_20_Paragraph_20_Font"><text:span text:style-name="T1">cv.max <text:s text:c="2"/>&lt;- 0.35</text:span></text:span></text:p><text:p text:style-name="P1"><text:span text:style-name="Default_20_Paragraph_20_Font"><text:span text:style-name="T1">cv.age <text:s text:c="2"/>&lt;- seq(cv.min,cv.max,length=length(amin:amax))</text:span></text:span></text:p><text:p text:style-name="P1"><text:span text:style-name="Default_20_Paragraph_20_Font"><text:span text:style-name="T1">cv.flq <text:s text:c="2"/>&lt;- FLQuant(cv.age, dimnames=dimnames(catch.n(ple4)))</text:span></text:span></text:p><text:p text:style-name="P1"><text:span text:style-name="Default_20_Paragraph_20_Font"><text:span text:style-name="T1">@</text:span>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nesto Jardim</meta:initial-creator>
    <meta:creation-date>2010-11-09T14:26:27</meta:creation-date>
    <dc:date>2010-11-09T14:36:16</dc:date>
    <dc:creator>Ernesto Jardim</dc:creator>
    <meta:editing-duration>PT00H09M49S</meta:editing-duration>
    <meta:editing-cycles>3</meta:editing-cycles>
    <meta:generator>OpenOffice.org/3.2$Unix OpenOffice.org_project/320m12$Build-9483</meta:generator>
    <meta:document-statistic meta:table-count="0" meta:image-count="0" meta:object-count="0" meta:page-count="3" meta:paragraph-count="101" meta:word-count="477" meta:character-count="3160"/>
  </office:meta>
</office:document-meta>
</file>